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FA000000569774AC20246EE7A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7.202cm" style:rel-column-width="27762*"/>
    </style:style>
    <style:style style:name="Tableau7.B" style:family="table-column">
      <style:table-column-properties style:column-width="4.792cm" style:rel-column-width="18474*"/>
    </style:style>
    <style:style style:name="Tableau7.C" style:family="table-column">
      <style:table-column-properties style:column-width="5.006cm" style:rel-column-width="19299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7.202cm" style:rel-column-width="27762*"/>
    </style:style>
    <style:style style:name="Tableau10.B" style:family="table-column">
      <style:table-column-properties style:column-width="4.792cm" style:rel-column-width="18474*"/>
    </style:style>
    <style:style style:name="Tableau10.C" style:family="table-column">
      <style:table-column-properties style:column-width="5.006cm" style:rel-column-width="19299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C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7.202cm" style:rel-column-width="27762*"/>
    </style:style>
    <style:style style:name="Tableau3.B" style:family="table-column">
      <style:table-column-properties style:column-width="4.792cm" style:rel-column-width="18474*"/>
    </style:style>
    <style:style style:name="Tableau3.C" style:family="table-column">
      <style:table-column-properties style:column-width="5.006cm" style:rel-column-width="1929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7.202cm" style:rel-column-width="27762*"/>
    </style:style>
    <style:style style:name="Tableau11.B" style:family="table-column">
      <style:table-column-properties style:column-width="4.792cm" style:rel-column-width="18474*"/>
    </style:style>
    <style:style style:name="Tableau11.C" style:family="table-column">
      <style:table-column-properties style:column-width="5.006cm" style:rel-column-width="19299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C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4.249cm" style:rel-column-width="16383*"/>
    </style:style>
    <style:style style:name="Tableau12.D" style:family="table-column">
      <style:table-column-properties style:column-width="4.251cm" style:rel-column-width="16386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D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7.202cm" style:rel-column-width="27762*"/>
    </style:style>
    <style:style style:name="Tableau4.B" style:family="table-column">
      <style:table-column-properties style:column-width="4.792cm" style:rel-column-width="18474*"/>
    </style:style>
    <style:style style:name="Tableau4.C" style:family="table-column">
      <style:table-column-properties style:column-width="5.006cm" style:rel-column-width="19299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4.249cm" style:rel-column-width="16383*"/>
    </style:style>
    <style:style style:name="Tableau6.D" style:family="table-column">
      <style:table-column-properties style:column-width="4.251cm" style:rel-column-width="16386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7.202cm" style:rel-column-width="27762*"/>
    </style:style>
    <style:style style:name="Tableau8.B" style:family="table-column">
      <style:table-column-properties style:column-width="4.792cm" style:rel-column-width="18474*"/>
    </style:style>
    <style:style style:name="Tableau8.C" style:family="table-column">
      <style:table-column-properties style:column-width="5.006cm" style:rel-column-width="19299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4.249cm" style:rel-column-width="16383*"/>
    </style:style>
    <style:style style:name="Tableau9.D" style:family="table-column">
      <style:table-column-properties style:column-width="4.251cm" style:rel-column-width="16386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D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7.202cm" style:rel-column-width="27762*"/>
    </style:style>
    <style:style style:name="Tableau13.B" style:family="table-column">
      <style:table-column-properties style:column-width="4.792cm" style:rel-column-width="18474*"/>
    </style:style>
    <style:style style:name="Tableau13.C" style:family="table-column">
      <style:table-column-properties style:column-width="5.006cm" style:rel-column-width="19299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C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4.249cm" style:rel-column-width="16383*"/>
    </style:style>
    <style:style style:name="Tableau14.D" style:family="table-column">
      <style:table-column-properties style:column-width="4.251cm" style:rel-column-width="16386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D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7.202cm" style:rel-column-width="27762*"/>
    </style:style>
    <style:style style:name="Tableau15.B" style:family="table-column">
      <style:table-column-properties style:column-width="4.792cm" style:rel-column-width="18474*"/>
    </style:style>
    <style:style style:name="Tableau15.C" style:family="table-column">
      <style:table-column-properties style:column-width="5.006cm" style:rel-column-width="19299*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C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4.249cm" style:rel-column-width="16383*"/>
    </style:style>
    <style:style style:name="Tableau16.D" style:family="table-column">
      <style:table-column-properties style:column-width="4.251cm" style:rel-column-width="16386*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D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b40a7" style:font-name-complex="Arial"/>
    </style:style>
    <style:style style:name="P2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10877" officeooo:paragraph-rsid="001b40a7" style:font-size-asian="16pt" style:font-weight-asian="bold" style:font-name-complex="Arial" style:font-size-complex="16pt"/>
    </style:style>
    <style:style style:name="P3" style:family="paragraph" style:parent-style-name="Standard">
      <style:paragraph-properties fo:margin-left="0.101cm" fo:margin-right="0.499cm" fo:text-align="center" style:justify-single-word="false" fo:text-indent="0cm" style:auto-text-indent="false" style:snap-to-layout-grid="false"/>
      <style:text-properties style:font-name="Arial" fo:font-size="10pt" fo:font-weight="bold" officeooo:paragraph-rsid="001b40a7" style:font-size-asian="10pt" style:font-weight-asian="bold" style:font-name-complex="Arial"/>
    </style:style>
    <style:style style:name="P4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b40a7" style:font-size-asian="10pt" style:font-weight-asian="bold" style:font-name-complex="Arial"/>
    </style:style>
    <style:style style:name="P5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b40a7"/>
    </style:style>
    <style:style style:name="P6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b40a7" style:font-size-asian="10pt" style:font-weight-asian="bold" style:font-name-complex="Arial"/>
    </style:style>
    <style:style style:name="P7" style:family="paragraph" style:parent-style-name="Standard">
      <style:text-properties officeooo:paragraph-rsid="001b40a7"/>
    </style:style>
    <style:style style:name="P8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b40a7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d0e18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d0e18" style:font-size-asian="10pt" style:font-name-complex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officeooo:paragraph-rsid="001d0e18" style:font-size-asian="10pt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2d9eb4" officeooo:paragraph-rsid="001d0e18" style:font-size-asian="10pt" style:font-name-complex="Ari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9pt" fo:font-style="italic" fo:font-weight="bold" officeooo:paragraph-rsid="001d0e18" style:font-size-asian="9pt" style:font-style-asian="italic" style:font-weight-asian="bold" style:font-name-complex="Arial"/>
    </style:style>
    <style:style style:name="P14" style:family="paragraph" style:parent-style-name="Standard">
      <style:paragraph-properties fo:text-align="start" style:justify-single-word="false"/>
      <style:text-properties officeooo:rsid="00185cec" officeooo:paragraph-rsid="00185cec"/>
    </style:style>
    <style:style style:name="P15" style:family="paragraph" style:parent-style-name="Standard">
      <style:paragraph-properties fo:text-align="start" style:justify-single-word="false"/>
      <style:text-properties officeooo:paragraph-rsid="00185cec"/>
    </style:style>
    <style:style style:name="P16" style:family="paragraph" style:parent-style-name="Standard">
      <style:paragraph-properties fo:text-align="start" style:justify-single-word="false"/>
      <style:text-properties officeooo:paragraph-rsid="00197934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1pt" officeooo:paragraph-rsid="00185cec" fo:background-color="#ff0000" style:font-size-asian="11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1pt" officeooo:paragraph-rsid="00197934" fo:background-color="#ff0000" style:font-size-asian="11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1pt" officeooo:rsid="00134951" officeooo:paragraph-rsid="00181ad5" fo:background-color="transparent" style:font-size-asian="11pt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1pt" officeooo:rsid="00134951" officeooo:paragraph-rsid="00185cec" fo:background-color="transparent" style:font-size-asian="11pt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1pt" officeooo:rsid="0017d714" officeooo:paragraph-rsid="0018fef2" fo:background-color="transparent" style:font-size-asian="11pt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1pt" officeooo:rsid="0017d714" officeooo:paragraph-rsid="00181ad5" fo:background-color="transparent" style:font-size-asian="11pt"/>
    </style:style>
    <style:style style:name="P23" style:family="paragraph" style:parent-style-name="Standard">
      <style:text-properties officeooo:paragraph-rsid="0018fef2" fo:background-color="transparent"/>
    </style:style>
    <style:style style:name="P24" style:family="paragraph" style:parent-style-name="Standard">
      <style:text-properties officeooo:paragraph-rsid="00197934" fo:background-color="transparent"/>
    </style:style>
    <style:style style:name="P25" style:family="paragraph" style:parent-style-name="Standard">
      <style:paragraph-properties fo:text-align="start" style:justify-single-word="false"/>
      <style:text-properties officeooo:paragraph-rsid="00181ad5" fo:background-color="transparent"/>
    </style:style>
    <style:style style:name="P26" style:family="paragraph" style:parent-style-name="Standard">
      <style:paragraph-properties fo:text-align="start" style:justify-single-word="false"/>
      <style:text-properties officeooo:rsid="00185cec" officeooo:paragraph-rsid="00197934" fo:background-color="transparent"/>
    </style:style>
    <style:style style:name="P27" style:family="paragraph" style:parent-style-name="Standard">
      <style:paragraph-properties fo:text-align="start" style:justify-single-word="false"/>
      <style:text-properties fo:color="#000000" style:font-name="Consolas" fo:font-size="10pt" officeooo:rsid="0017d714" officeooo:paragraph-rsid="00181ad5" fo:background-color="transparent" style:font-size-asian="10pt"/>
    </style:style>
    <style:style style:name="P28" style:family="paragraph" style:parent-style-name="Footer">
      <style:paragraph-properties fo:text-align="center" style:justify-single-word="false"/>
      <style:text-properties style:font-name="Arial" fo:font-size="10pt" fo:language="en" fo:country="GB" fo:font-weight="bold" officeooo:paragraph-rsid="001d0e18" style:font-size-asian="10pt" style:font-weight-asian="bold" style:font-name-complex="Arial"/>
    </style:style>
    <style:style style:name="P29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d0e18" style:font-size-asian="10pt" style:font-weight-asian="bold" style:font-name-complex="Arial"/>
    </style:style>
    <style:style style:name="P30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d0e18" style:font-size-asian="10pt" style:font-weight-asian="bold" style:font-name-complex="Arial" style:font-weight-complex="bold"/>
    </style:style>
    <style:style style:name="P31" style:family="paragraph" style:parent-style-name="Footnote">
      <style:text-properties officeooo:rsid="001eea54" officeooo:paragraph-rsid="001eea54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1pt" officeooo:rsid="00134951" officeooo:paragraph-rsid="00185cec" style:font-size-asian="11p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1pt" officeooo:rsid="00134951" officeooo:paragraph-rsid="00197934" style:font-size-asian="11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1pt" officeooo:rsid="001955f7" officeooo:paragraph-rsid="001955f7" style:font-size-asian="11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1pt" officeooo:rsid="001955f7" officeooo:paragraph-rsid="00185cec" style:font-size-asian="11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1pt" officeooo:rsid="001955f7" officeooo:paragraph-rsid="001955f7" style:font-size-asian="11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1pt" officeooo:paragraph-rsid="00185cec" style:font-size-asian="11pt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1pt" officeooo:paragraph-rsid="00197934" style:font-size-asian="11pt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1eea54" style:font-size-asian="11pt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185cec" style:font-size-asian="11pt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197934" style:font-size-asian="11pt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20bd07" style:font-size-asian="11pt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1pt" officeooo:rsid="001c2a04" officeooo:paragraph-rsid="001c2a04" style:font-size-asian="11pt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" fo:font-size="11pt" officeooo:rsid="00134951" officeooo:paragraph-rsid="0018fef2" fo:background-color="transparent" style:font-size-asian="11pt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" fo:font-size="11pt" officeooo:rsid="00134951" officeooo:paragraph-rsid="00197934" fo:background-color="transparent" style:font-size-asian="11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1pt" officeooo:rsid="001955f7" officeooo:paragraph-rsid="0018fef2" fo:background-color="transparent" style:font-size-asian="11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1pt" officeooo:rsid="001955f7" officeooo:paragraph-rsid="001955f7" fo:background-color="transparent" style:font-size-asian="11pt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1pt" officeooo:rsid="001955f7" officeooo:paragraph-rsid="001eea54" fo:background-color="transparent" style:font-size-asian="11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11pt" officeooo:rsid="001955f7" officeooo:paragraph-rsid="001955f7" fo:background-color="transparent" style:font-size-asian="11pt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18fef2" fo:background-color="transparent" style:font-size-asian="11pt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1eea54" fo:background-color="transparent" style:font-size-asian="11pt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197934" fo:background-color="transparent" style:font-size-asian="11pt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1fcfd5" fo:background-color="transparent" style:font-size-asian="11pt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size="11pt" officeooo:rsid="0018fef2" officeooo:paragraph-rsid="0018fef2" fo:background-color="transparent" style:font-size-asian="11pt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fo:font-size="11pt" fo:background-color="transparent" style:font-size-asian="11pt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fo:font-size="11pt" officeooo:paragraph-rsid="0018fef2" fo:background-color="transparent" style:font-size-asian="11pt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" fo:font-size="11pt" officeooo:paragraph-rsid="00197934" fo:background-color="transparent" style:font-size-asian="11pt"/>
    </style:style>
    <style:style style:name="P58" style:family="paragraph" style:parent-style-name="Table_20_Contents">
      <style:paragraph-properties fo:text-align="start" style:justify-single-word="false"/>
      <style:text-properties style:font-name="Times New Roman" fo:font-size="11pt" officeooo:rsid="001fcfd5" officeooo:paragraph-rsid="001fcfd5" fo:background-color="transparent" style:font-size-asian="11pt"/>
    </style:style>
    <style:style style:name="P59" style:family="paragraph" style:parent-style-name="Table_20_Contents">
      <style:paragraph-properties fo:text-align="start" style:justify-single-word="false"/>
      <style:text-properties style:font-name="Times New Roman" fo:font-size="11pt" officeooo:rsid="001c2a04" officeooo:paragraph-rsid="001c2a04" fo:background-color="transparent" style:font-size-asian="11pt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1pt" officeooo:rsid="00134951" officeooo:paragraph-rsid="00181ad5" style:font-size-asian="11pt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1pt" officeooo:rsid="00134951" officeooo:paragraph-rsid="001b0fa8" style:font-size-asian="11pt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1pt" officeooo:rsid="00134951" officeooo:paragraph-rsid="00181ad5" fo:background-color="transparent" style:font-size-asian="11pt"/>
    </style:style>
    <style:style style:name="P63" style:family="paragraph" style:parent-style-name="Text_20_body">
      <style:text-properties officeooo:paragraph-rsid="0018fef2" fo:background-color="transparent"/>
    </style:style>
    <style:style style:name="P64" style:family="paragraph" style:parent-style-name="Text_20_body">
      <style:text-properties officeooo:paragraph-rsid="00197934" fo:background-color="transparent"/>
    </style:style>
    <style:style style:name="P65" style:family="paragraph" style:parent-style-name="Standard">
      <style:paragraph-properties fo:text-align="start" style:justify-single-word="false"/>
      <style:text-properties style:font-name="Times New Roman" fo:font-size="11pt" style:text-underline-style="solid" style:text-underline-width="auto" style:text-underline-color="font-color" fo:font-weight="bold" officeooo:paragraph-rsid="00185cec" fo:background-color="#ff0000" style:font-size-asian="11pt" style:font-weight-asian="bold"/>
    </style:style>
    <style:style style:name="P66" style:family="paragraph" style:parent-style-name="Standard">
      <style:paragraph-properties fo:text-align="start" style:justify-single-word="false"/>
      <style:text-properties style:font-name="Times New Roman" fo:font-size="11pt" style:text-underline-style="solid" style:text-underline-width="auto" style:text-underline-color="font-color" fo:font-weight="bold" officeooo:paragraph-rsid="00197934" fo:background-color="#ff0000" style:font-size-asian="11pt" style:font-weight-asian="bold"/>
    </style:style>
    <style:style style:name="P67" style:family="paragraph" style:parent-style-name="Standard">
      <style:text-properties officeooo:paragraph-rsid="001fabcf"/>
    </style:style>
    <style:style style:name="P68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fabcf" style:font-name-complex="Arial"/>
    </style:style>
    <style:style style:name="P69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10877" officeooo:paragraph-rsid="001fabcf" style:font-size-asian="16pt" style:font-weight-asian="bold" style:font-name-complex="Arial" style:font-size-complex="16pt"/>
    </style:style>
    <style:style style:name="P70" style:family="paragraph" style:parent-style-name="Standard">
      <style:paragraph-properties fo:margin-left="0.101cm" fo:margin-right="0.499cm" fo:text-align="center" style:justify-single-word="false" fo:text-indent="0cm" style:auto-text-indent="false" style:snap-to-layout-grid="false"/>
      <style:text-properties style:font-name="Arial" fo:font-size="10pt" fo:font-weight="bold" officeooo:paragraph-rsid="001fabcf" style:font-size-asian="10pt" style:font-weight-asian="bold" style:font-name-complex="Arial"/>
    </style:style>
    <style:style style:name="P71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fabcf" style:font-size-asian="10pt" style:font-weight-asian="bold" style:font-name-complex="Arial"/>
    </style:style>
    <style:style style:name="P72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fabcf"/>
    </style:style>
    <style:style style:name="P73" style:family="paragraph" style:parent-style-name="Heading_20_2" style:list-style-name=""/>
    <style:style style:name="P74" style:family="paragraph" style:parent-style-name="Heading_20_2">
      <style:text-properties officeooo:paragraph-rsid="00197934"/>
    </style:style>
    <style:style style:name="P75" style:family="paragraph" style:parent-style-name="Heading_20_2">
      <style:paragraph-properties fo:break-before="page"/>
    </style:style>
    <style:style style:name="P76" style:family="paragraph" style:parent-style-name="Heading_20_2">
      <style:paragraph-properties fo:break-before="page"/>
      <style:text-properties officeooo:paragraph-rsid="0018fef2" fo:background-color="transparent"/>
    </style:style>
    <style:style style:name="P77" style:family="paragraph" style:parent-style-name="Heading_20_2">
      <style:paragraph-properties fo:break-before="page"/>
      <style:text-properties officeooo:paragraph-rsid="00197934" fo:background-color="transparent"/>
    </style:style>
    <style:style style:name="P78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fabcf" style:font-size-asian="10pt" style:font-weight-asian="bold" style:font-name-complex="Arial"/>
    </style:style>
    <style:style style:name="P79" style:family="paragraph" style:parent-style-name="Heading_20_1">
      <style:paragraph-properties fo:break-before="page"/>
    </style:style>
    <style:style style:name="P80" style:family="paragraph" style:parent-style-name="Heading_20_1">
      <style:paragraph-properties fo:break-before="page"/>
      <style:text-properties officeooo:paragraph-rsid="00197934"/>
    </style:style>
    <style:style style:name="P81" style:family="paragraph" style:parent-style-name="Heading_20_3">
      <style:text-properties officeooo:paragraph-rsid="00185cec"/>
    </style:style>
    <style:style style:name="P82" style:family="paragraph" style:parent-style-name="Heading_20_3">
      <style:text-properties fo:background-color="transparent"/>
    </style:style>
    <style:style style:name="P83" style:family="paragraph" style:parent-style-name="Heading_20_3">
      <style:text-properties officeooo:paragraph-rsid="0018fef2" fo:background-color="transparent"/>
    </style:style>
    <style:style style:name="P84" style:family="paragraph" style:parent-style-name="Heading_20_3">
      <style:text-properties officeooo:paragraph-rsid="00197934" fo:background-color="transparent"/>
    </style:style>
    <style:style style:name="P85" style:family="paragraph" style:parent-style-name="Heading_20_3">
      <style:text-properties officeooo:paragraph-rsid="00197934"/>
    </style:style>
    <style:style style:name="P8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9" style:family="paragraph" style:parent-style-name="Contents_20_Heading">
      <style:paragraph-properties fo:break-before="page"/>
    </style:style>
    <style:style style:name="T1" style:family="text">
      <style:text-properties officeooo:rsid="0011e8ef"/>
    </style:style>
    <style:style style:name="T2" style:family="text">
      <style:text-properties officeooo:rsid="002d9eb4"/>
    </style:style>
    <style:style style:name="T3" style:family="text">
      <style:text-properties style:font-name="Arial" fo:font-size="10pt" fo:font-weight="bold" style:font-size-asian="10pt" style:font-weight-asian="bold" style:font-name-complex="Arial"/>
    </style:style>
    <style:style style:name="T4" style:family="text">
      <style:text-properties style:font-name="Arial" fo:font-size="10pt" fo:language="en" fo:country="GB" fo:font-weight="bold" style:font-size-asian="10pt" style:font-weight-asian="bold" style:font-name-complex="Arial"/>
    </style:style>
    <style:style style:name="T5" style:family="text">
      <style:text-properties style:font-name="Arial" fo:font-weight="bold" style:font-weight-asian="bold" style:font-name-complex="Arial"/>
    </style:style>
    <style:style style:name="T6" style:family="text">
      <style:text-properties officeooo:rsid="0032456d"/>
    </style:style>
    <style:style style:name="T7" style:family="text">
      <style:text-properties officeooo:rsid="000f983d"/>
    </style:style>
    <style:style style:name="T8" style:family="text">
      <style:text-properties officeooo:rsid="001d1376"/>
    </style:style>
    <style:style style:name="T9" style:family="text">
      <style:text-properties style:font-name="Times New Roman" fo:font-size="11pt" style:text-underline-style="solid" style:text-underline-width="auto" style:text-underline-color="font-color" fo:font-weight="bold" fo:background-color="#ff0000" loext:char-shading-value="0" style:font-size-asian="11pt" style:font-weight-asian="bold"/>
    </style:style>
    <style:style style:name="T10" style:family="text">
      <style:text-properties style:font-name="Times New Roman" fo:font-size="11pt" style:text-underline-style="solid" style:text-underline-width="auto" style:text-underline-color="font-color" fo:font-weight="bold" fo:background-color="transparent" loext:char-shading-value="0" style:font-size-asian="11pt" style:font-weight-asian="bold"/>
    </style:style>
    <style:style style:name="T11" style:family="text">
      <style:text-properties fo:color="#000000" style:font-name="Consolas" fo:font-size="10pt" fo:font-weight="bold" style:font-size-asian="10pt" style:font-weight-asian="bold"/>
    </style:style>
    <style:style style:name="T12" style:family="text">
      <style:text-properties fo:color="#000000" style:font-name="Consolas" fo:font-size="10pt" style:font-size-asian="10pt"/>
    </style:style>
    <style:style style:name="T13" style:family="text">
      <style:text-properties fo:color="#000000" style:font-name="Consolas" fo:font-size="10pt" officeooo:rsid="00134951" style:font-size-asian="10pt"/>
    </style:style>
    <style:style style:name="T14" style:family="text">
      <style:text-properties fo:color="#7f0055" style:font-name="Consolas" fo:font-size="10pt" fo:font-weight="bold" style:font-size-asian="10pt" style:font-weight-asian="bold"/>
    </style:style>
    <style:style style:name="T15" style:family="text">
      <style:text-properties fo:color="#7f0055" style:font-name="Consolas" fo:font-size="10pt" fo:font-weight="bold" officeooo:rsid="00134951" style:font-size-asian="10pt" style:font-weight-asian="bold"/>
    </style:style>
    <style:style style:name="T16" style:family="text">
      <style:text-properties fo:color="#6a3e3e" style:font-name="Consolas" fo:font-size="10pt" style:font-size-asian="10pt"/>
    </style:style>
    <style:style style:name="T17" style:family="text">
      <style:text-properties fo:color="#6a3e3e" style:font-name="Consolas" fo:font-size="10pt" officeooo:rsid="00134951" style:font-size-asian="10pt"/>
    </style:style>
    <style:style style:name="T18" style:family="text">
      <style:text-properties officeooo:rsid="001eea54"/>
    </style:style>
    <style:style style:name="T19" style:family="text">
      <style:text-properties officeooo:rsid="0018fef2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197934"/>
    </style:style>
    <style:style style:name="T22" style:family="text">
      <style:text-properties officeooo:rsid="001fcfd5"/>
    </style:style>
    <style:style style:name="T23" style:family="text">
      <style:text-properties officeooo:rsid="001def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89">Table des matières</text:p>
          </text:index-title>
          <text:p text:style-name="P87"><text:a xlink:type="simple" xlink:href="#__RefHeading___Toc911_1310892171" text:style-name="Index_20_Link" text:visited-style-name="Index_20_Link"><text:s/>1 Test unitaires "Personnes"<text:tab/>3</text:a></text:p>
          <text:p text:style-name="P88"><text:a xlink:type="simple" xlink:href="#__RefHeading___Toc913_1310892171" text:style-name="Index_20_Link" text:visited-style-name="Index_20_Link"><text:s/>1.1 Méthodes findAllPersons<text:tab/>3</text:a></text:p>
          <text:p text:style-name="P86"><text:a xlink:type="simple" xlink:href="#__RefHeading___Toc915_1310892171" text:style-name="Index_20_Link" text:visited-style-name="Index_20_Link"><text:s/>1.1.1 Description<text:tab/>3</text:a></text:p>
          <text:p text:style-name="P86"><text:a xlink:type="simple" xlink:href="#__RefHeading___Toc917_1310892171" text:style-name="Index_20_Link" text:visited-style-name="Index_20_Link"><text:s/>1.1.2 Contrainte<text:tab/>3</text:a></text:p>
          <text:p text:style-name="P86"><text:a xlink:type="simple" xlink:href="#__RefHeading___Toc919_1310892171" text:style-name="Index_20_Link" text:visited-style-name="Index_20_Link"><text:s/>1.1.3 Dépendances<text:tab/>3</text:a></text:p>
          <text:p text:style-name="P86"><text:a xlink:type="simple" xlink:href="#__RefHeading___Toc921_1310892171" text:style-name="Index_20_Link" text:visited-style-name="Index_20_Link"><text:s/>1.1.4 Procédure de test<text:tab/>3</text:a></text:p>
          <text:p text:style-name="P88"><text:a xlink:type="simple" xlink:href="#__RefHeading___Toc923_1310892171" text:style-name="Index_20_Link" text:visited-style-name="Index_20_Link"><text:s/>1.2 Méthodes findPerson<text:tab/>4</text:a></text:p>
          <text:p text:style-name="P86"><text:a xlink:type="simple" xlink:href="#__RefHeading___Toc925_1310892171" text:style-name="Index_20_Link" text:visited-style-name="Index_20_Link"><text:s/>1.2.1 Description<text:tab/>4</text:a></text:p>
          <text:p text:style-name="P86"><text:a xlink:type="simple" xlink:href="#__RefHeading___Toc927_1310892171" text:style-name="Index_20_Link" text:visited-style-name="Index_20_Link"><text:s/>1.2.2 Contrainte<text:tab/>4</text:a></text:p>
          <text:p text:style-name="P86"><text:a xlink:type="simple" xlink:href="#__RefHeading___Toc929_1310892171" text:style-name="Index_20_Link" text:visited-style-name="Index_20_Link"><text:s/>1.2.3 Dépendances<text:tab/>4</text:a></text:p>
          <text:p text:style-name="P86"><text:a xlink:type="simple" xlink:href="#__RefHeading___Toc931_1310892171" text:style-name="Index_20_Link" text:visited-style-name="Index_20_Link"><text:s/>1.2.4 Procédure de test<text:tab/>4</text:a></text:p>
          <text:p text:style-name="P88"><text:a xlink:type="simple" xlink:href="#__RefHeading___Toc933_1310892171" text:style-name="Index_20_Link" text:visited-style-name="Index_20_Link"><text:s/>1.3 Méthodes SavePerson<text:tab/>5</text:a></text:p>
          <text:p text:style-name="P86"><text:a xlink:type="simple" xlink:href="#__RefHeading___Toc935_1310892171" text:style-name="Index_20_Link" text:visited-style-name="Index_20_Link"><text:s/>1.3.1 Description<text:tab/>5</text:a></text:p>
          <text:p text:style-name="P86"><text:a xlink:type="simple" xlink:href="#__RefHeading___Toc937_1310892171" text:style-name="Index_20_Link" text:visited-style-name="Index_20_Link"><text:s/>1.3.2 Contrainte<text:tab/>5</text:a></text:p>
          <text:p text:style-name="P86"><text:a xlink:type="simple" xlink:href="#__RefHeading___Toc939_1310892171" text:style-name="Index_20_Link" text:visited-style-name="Index_20_Link"><text:s/>1.3.3 Dépendances<text:tab/>5</text:a></text:p>
          <text:p text:style-name="P86"><text:a xlink:type="simple" xlink:href="#__RefHeading___Toc941_1310892171" text:style-name="Index_20_Link" text:visited-style-name="Index_20_Link"><text:s/>1.3.4 Procédure de test<text:tab/>5</text:a></text:p>
          <text:p text:style-name="P88"><text:a xlink:type="simple" xlink:href="#__RefHeading___Toc943_1310892171" text:style-name="Index_20_Link" text:visited-style-name="Index_20_Link"><text:s/>1.4 Méthodes DeletePerson<text:tab/>6</text:a></text:p>
          <text:p text:style-name="P86"><text:a xlink:type="simple" xlink:href="#__RefHeading___Toc945_1310892171" text:style-name="Index_20_Link" text:visited-style-name="Index_20_Link"><text:s/>1.4.1 Description<text:tab/>6</text:a></text:p>
          <text:p text:style-name="P86"><text:a xlink:type="simple" xlink:href="#__RefHeading___Toc947_1310892171" text:style-name="Index_20_Link" text:visited-style-name="Index_20_Link"><text:s/>1.4.2 Contrainte<text:tab/>6</text:a></text:p>
          <text:p text:style-name="P86"><text:a xlink:type="simple" xlink:href="#__RefHeading___Toc949_1310892171" text:style-name="Index_20_Link" text:visited-style-name="Index_20_Link"><text:s/>1.4.3 Dépendances<text:tab/>6</text:a></text:p>
          <text:p text:style-name="P86"><text:a xlink:type="simple" xlink:href="#__RefHeading___Toc951_1310892171" text:style-name="Index_20_Link" text:visited-style-name="Index_20_Link"><text:s/>1.4.4 Procédure de test<text:tab/>6</text:a></text:p>
          <text:p text:style-name="P87"><text:a xlink:type="simple" xlink:href="#__RefHeading___Toc953_1310892171" text:style-name="Index_20_Link" text:visited-style-name="Index_20_Link"><text:s/>2 Test unitaires "Groupe"<text:tab/>7</text:a></text:p>
          <text:p text:style-name="P88"><text:a xlink:type="simple" xlink:href="#__RefHeading___Toc955_1310892171" text:style-name="Index_20_Link" text:visited-style-name="Index_20_Link"><text:s/>2.1 Méthodes FindAllGroup<text:tab/>7</text:a></text:p>
          <text:p text:style-name="P86"><text:a xlink:type="simple" xlink:href="#__RefHeading___Toc957_1310892171" text:style-name="Index_20_Link" text:visited-style-name="Index_20_Link"><text:s/>2.1.1 Description<text:tab/>7</text:a></text:p>
          <text:p text:style-name="P86"><text:a xlink:type="simple" xlink:href="#__RefHeading___Toc959_1310892171" text:style-name="Index_20_Link" text:visited-style-name="Index_20_Link"><text:s/>2.1.2 Contrainte<text:tab/>7</text:a></text:p>
          <text:p text:style-name="P86"><text:a xlink:type="simple" xlink:href="#__RefHeading___Toc961_1310892171" text:style-name="Index_20_Link" text:visited-style-name="Index_20_Link"><text:s/>2.1.3 Dépendances<text:tab/>7</text:a></text:p>
          <text:p text:style-name="P86"><text:a xlink:type="simple" xlink:href="#__RefHeading___Toc963_1310892171" text:style-name="Index_20_Link" text:visited-style-name="Index_20_Link"><text:s/>2.1.4 Procédure de test<text:tab/>7</text:a></text:p>
          <text:p text:style-name="P88"><text:a xlink:type="simple" xlink:href="#__RefHeading___Toc965_1310892171" text:style-name="Index_20_Link" text:visited-style-name="Index_20_Link"><text:s/>2.2 Méthodes FindGroup<text:tab/>8</text:a></text:p>
          <text:p text:style-name="P86"><text:a xlink:type="simple" xlink:href="#__RefHeading___Toc967_1310892171" text:style-name="Index_20_Link" text:visited-style-name="Index_20_Link"><text:s/>2.2.1 Description<text:tab/>8</text:a></text:p>
          <text:p text:style-name="P86"><text:a xlink:type="simple" xlink:href="#__RefHeading___Toc969_1310892171" text:style-name="Index_20_Link" text:visited-style-name="Index_20_Link"><text:s/>2.2.2 Contrainte<text:tab/>8</text:a></text:p>
          <text:p text:style-name="P86"><text:a xlink:type="simple" xlink:href="#__RefHeading___Toc971_1310892171" text:style-name="Index_20_Link" text:visited-style-name="Index_20_Link"><text:s/>2.2.3 Dépendances<text:tab/>8</text:a></text:p>
          <text:p text:style-name="P86"><text:a xlink:type="simple" xlink:href="#__RefHeading___Toc973_1310892171" text:style-name="Index_20_Link" text:visited-style-name="Index_20_Link"><text:s/>2.2.4 Procédure de test<text:tab/>8</text:a></text:p>
          <text:p text:style-name="P88"><text:a xlink:type="simple" xlink:href="#__RefHeading___Toc975_1310892171" text:style-name="Index_20_Link" text:visited-style-name="Index_20_Link"><text:s/>2.3 Méthodes SaveGroup<text:tab/>9</text:a></text:p>
          <text:p text:style-name="P86"><text:a xlink:type="simple" xlink:href="#__RefHeading___Toc977_1310892171" text:style-name="Index_20_Link" text:visited-style-name="Index_20_Link"><text:s/>2.3.1 Description<text:tab/>9</text:a></text:p>
          <text:p text:style-name="P86"><text:a xlink:type="simple" xlink:href="#__RefHeading___Toc979_1310892171" text:style-name="Index_20_Link" text:visited-style-name="Index_20_Link"><text:s/>2.3.2 Contrainte<text:tab/>9</text:a></text:p>
          <text:p text:style-name="P86"><text:a xlink:type="simple" xlink:href="#__RefHeading___Toc981_1310892171" text:style-name="Index_20_Link" text:visited-style-name="Index_20_Link"><text:s/>2.3.3 Dépendances<text:tab/>9</text:a></text:p>
          <text:p text:style-name="P86"><text:a xlink:type="simple" xlink:href="#__RefHeading___Toc983_1310892171" text:style-name="Index_20_Link" text:visited-style-name="Index_20_Link"><text:s/>2.3.4 Procédure de test<text:tab/>9</text:a></text:p>
          <text:p text:style-name="P88"><text:a xlink:type="simple" xlink:href="#__RefHeading___Toc985_1310892171" text:style-name="Index_20_Link" text:visited-style-name="Index_20_Link"><text:s/>2.4 Méthodes DeleteGoup<text:tab/>10</text:a></text:p>
          <text:p text:style-name="P86"><text:a xlink:type="simple" xlink:href="#__RefHeading___Toc987_1310892171" text:style-name="Index_20_Link" text:visited-style-name="Index_20_Link"><text:s/>2.4.1 Description<text:tab/>10</text:a></text:p>
          <text:p text:style-name="P86"><text:a xlink:type="simple" xlink:href="#__RefHeading___Toc989_1310892171" text:style-name="Index_20_Link" text:visited-style-name="Index_20_Link"><text:s/>2.4.2 Contrainte<text:tab/>10</text:a></text:p>
          <text:p text:style-name="P86"><text:a xlink:type="simple" xlink:href="#__RefHeading___Toc991_1310892171" text:style-name="Index_20_Link" text:visited-style-name="Index_20_Link"><text:s/>2.4.3 Dépendances<text:tab/>10</text:a></text:p>
          <text:p text:style-name="P86"><text:a xlink:type="simple" xlink:href="#__RefHeading___Toc993_1310892171" text:style-name="Index_20_Link" text:visited-style-name="Index_20_Link"><text:s/>2.4.4 Procédure de test<text:tab/>10</text:a></text:p>
        </text:index-body>
      </text:table-of-content>
      <text:p text:style-name="Standard"/>
      <text:h text:style-name="P79" text:outline-level="1"><text:bookmark-start text:name="__RefHeading___Toc911_1310892171"/>Test unitaires "Personnes"<text:bookmark-end text:name="__RefHeading___Toc911_1310892171"/></text:h>
      <text:p text:style-name="P17">Décrire les tests (ainsi que leur enchainement) permettant de vérifier que le comportement de chaque fonction, méthode, etc… de l’application corresponde de manière satisfaisante à ce qui a été</text:p>
      <text:p text:style-name="P17">défini lors de la phase de conception détaillée.</text:p>
      <text:p text:style-name="P15"><text:span text:style-name="T9">Pour chaque test unitaire</text:span><text:span text:style-name="T10"> :</text:span></text:p>
      <text:h text:style-name="Heading_20_2" text:outline-level="2"><text:bookmark-start text:name="__RefHeading___Toc913_1310892171"/>Méthodes findAllPersons<text:bookmark-end text:name="__RefHeading___Toc913_1310892171"/></text:h>
      <text:p text:style-name="P65">Donner un identifiant unique à chaque test unitaire</text:p>
      <text:h text:style-name="Heading_20_3" text:outline-level="3"><text:bookmark-start text:name="__RefHeading___Toc915_1310892171"/>Description<text:bookmark-end text:name="__RefHeading___Toc915_1310892171"/></text:h>
      <text:p text:style-name="P17">Décrire le but du test, les caractéristiques de l’environnement de test et le principe de réalisation du test.</text:p>
      <text:h text:style-name="Heading_20_3" text:outline-level="3"><text:bookmark-start text:name="__RefHeading___Toc917_1310892171"/>Contrainte<text:bookmark-end text:name="__RefHeading___Toc917_1310892171"/></text:h>
      <text:p text:style-name="P17">Décrire les contraintes liées à ce test : environnement de test particulier, installation particulière, intervention humaine spécifique, etc .</text:p>
      <text:p text:style-name="P17">Indiquer les éléments de documentation faisant référence (spécifications, éléments de conception, etc …)</text:p>
      <text:p text:style-name="P17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32"/>
          </table:table-cell>
          <table:table-cell table:style-name="Tableau7.A1" office:value-type="string">
            <text:p text:style-name="P32">Valide</text:p>
          </table:table-cell>
          <table:table-cell table:style-name="Tableau7.C1" office:value-type="string">
            <text:p text:style-name="P32">Invalide</text:p>
          </table:table-cell>
        </table:table-row>
        <table:table-row>
          <table:table-cell table:style-name="Tableau7.A2" office:value-type="string">
            <text:p text:style-name="P20"><text:span text:style-name="T12">Collection&lt;Person&gt; findAllPersons(</text:span><text:span text:style-name="T14">long</text:span><text:span text:style-name="T11"> </text:span><text:span text:style-name="T16">groupId</text:span><text:span text:style-name="T12">);</text:span></text:p>
          </table:table-cell>
          <table:table-cell table:style-name="Tableau7.A2" office:value-type="string">
            <text:p text:style-name="P35">Entier positif</text:p>
          </table:table-cell>
          <table:table-cell table:style-name="Tableau7.C2" office:value-type="string">
            <text:p text:style-name="P35">Différent d'un entier positif</text:p>
          </table:table-cell>
        </table:table-row>
      </table:table>
      <text:h text:style-name="P81" text:outline-level="3"><text:bookmark-start text:name="__RefHeading___Toc919_1310892171"/>Dépendances<text:bookmark-end text:name="__RefHeading___Toc919_1310892171"/></text:h>
      <text:p text:style-name="P17">Lister et expliciter les tests à mener préalablement à la réalisation du test.</text:p>
      <text:h text:style-name="Heading_20_3" text:outline-level="3"><text:bookmark-start text:name="__RefHeading___Toc921_1310892171"/>Procédure de test<text:bookmark-end text:name="__RefHeading___Toc921_1310892171"/></text:h>
      <text:p text:style-name="P17">Décrire les données en entrée, les résultats attendus, et les critères de validation</text:p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40">Données en entrée</text:p>
          </table:table-cell>
          <table:table-cell table:style-name="Tableau1.A1" office:value-type="string">
            <text:p text:style-name="P40">Résultats attendus</text:p>
          </table:table-cell>
          <table:table-cell table:style-name="Tableau1.D1" office:value-type="string">
            <text:p text:style-name="P40">Critère de validation</text:p>
          </table:table-cell>
        </table:table-row>
        <table:table-row>
          <table:table-cell table:style-name="Tableau1.A2" office:value-type="string">
            <text:p text:style-name="P20"><text:span text:style-name="T12">Collection&lt;Person&gt; findAllPersons(</text:span><text:span text:style-name="T14">long</text:span><text:span text:style-name="T11"> </text:span><text:span text:style-name="T16">groupId</text:span><text:span text:style-name="T12">);</text:span></text:p>
          </table:table-cell>
          <table:table-cell table:style-name="Tableau1.A2" office:value-type="string">
            <text:p text:style-name="P35">Entier positif <text:span text:style-name="T18">représentant l'identifiant du groupe</text:span></text:p>
          </table:table-cell>
          <table:table-cell table:style-name="Tableau1.A2" office:value-type="string">
            <text:p text:style-name="P40">Toutes les personnes du groupe en paramètre</text:p>
          </table:table-cell>
          <table:table-cell table:style-name="Tableau1.D2" office:value-type="string">
            <text:p text:style-name="P37"/>
          </table:table-cell>
        </table:table-row>
      </table:table>
      <text:p text:style-name="P14"/>
      <text:h text:style-name="P73" text:outline-level="2"/>
      <text:h text:style-name="P75" text:outline-level="2"><text:bookmark-start text:name="__RefHeading___Toc923_1310892171"/>Méthodes findPerson<text:bookmark-end text:name="__RefHeading___Toc923_1310892171"/></text:h>
      <text:h text:style-name="P82" text:outline-level="3"><text:bookmark-start text:name="__RefHeading___Toc925_1310892171"/>Description<text:bookmark-end text:name="__RefHeading___Toc925_1310892171"/></text:h>
      <text:h text:style-name="P82" text:outline-level="3"><text:bookmark-start text:name="__RefHeading___Toc927_1310892171"/>Contrainte<text:bookmark-end text:name="__RefHeading___Toc927_1310892171"/></text:h>
      <text:p text:style-name="P63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>
          <table:table-cell table:style-name="Tableau10.A1" office:value-type="string">
            <text:p text:style-name="P44"/>
          </table:table-cell>
          <table:table-cell table:style-name="Tableau10.A1" office:value-type="string">
            <text:p text:style-name="P44">Valide</text:p>
          </table:table-cell>
          <table:table-cell table:style-name="Tableau10.C1" office:value-type="string">
            <text:p text:style-name="P44">Invalide</text:p>
          </table:table-cell>
        </table:table-row>
        <table:table-row>
          <table:table-cell table:style-name="Tableau10.A2" office:value-type="string">
            <text:p text:style-name="P21"><text:span text:style-name="T12">Person findPerson(</text:span><text:span text:style-name="T14">long</text:span><text:span text:style-name="T12"> </text:span><text:span text:style-name="T16">id</text:span><text:span text:style-name="T12">);</text:span></text:p>
          </table:table-cell>
          <table:table-cell table:style-name="Tableau10.A2" office:value-type="string">
            <text:p text:style-name="P46">Entier positif</text:p>
          </table:table-cell>
          <table:table-cell table:style-name="Tableau10.C2" office:value-type="string">
            <text:p text:style-name="P46">Différent d'un entier positif</text:p>
          </table:table-cell>
        </table:table-row>
      </table:table>
      <text:h text:style-name="P83" text:outline-level="3"><text:bookmark-start text:name="__RefHeading___Toc929_1310892171"/>Dépendances<text:bookmark-end text:name="__RefHeading___Toc929_1310892171"/></text:h>
      <text:h text:style-name="P82" text:outline-level="3"><text:bookmark-start text:name="__RefHeading___Toc931_1310892171"/>Procédure de test<text:bookmark-end text:name="__RefHeading___Toc931_1310892171"/></text:h>
      <text:p text:style-name="P23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56"/>
          </table:table-cell>
          <table:table-cell table:style-name="Tableau2.A1" office:value-type="string">
            <text:p text:style-name="P50">Données en entrée</text:p>
          </table:table-cell>
          <table:table-cell table:style-name="Tableau2.A1" office:value-type="string">
            <text:p text:style-name="P50">Résultats attendus</text:p>
          </table:table-cell>
          <table:table-cell table:style-name="Tableau2.D1" office:value-type="string">
            <text:p text:style-name="P50">Critère de validation</text:p>
          </table:table-cell>
        </table:table-row>
        <table:table-row>
          <table:table-cell table:style-name="Tableau2.A2" office:value-type="string">
            <text:p text:style-name="P21"><text:span text:style-name="T12">Person findPerson(</text:span><text:span text:style-name="T14">long</text:span><text:span text:style-name="T12"> </text:span><text:span text:style-name="T16">id</text:span><text:span text:style-name="T12">);</text:span></text:p>
          </table:table-cell>
          <table:table-cell table:style-name="Tableau2.A2" office:value-type="string">
            <text:p text:style-name="P46">Entier positif <text:span text:style-name="T18">représentant l'identifiant du groupe</text:span></text:p>
          </table:table-cell>
          <table:table-cell table:style-name="Tableau2.A2" office:value-type="string">
            <text:p text:style-name="P50">Toutes les personnes du groupe en paramètre</text:p>
          </table:table-cell>
          <table:table-cell table:style-name="Tableau2.D2" office:value-type="string">
            <text:p text:style-name="P56"/>
          </table:table-cell>
        </table:table-row>
      </table:table>
      <text:p text:style-name="P23"/>
      <text:p text:style-name="P23"/>
      <text:p text:style-name="P23"/>
      <text:h text:style-name="P76" text:outline-level="2"><text:bookmark-start text:name="__RefHeading___Toc933_1310892171"/>Méthodes <text:span text:style-name="T19">SavePerson</text:span><text:bookmark-end text:name="__RefHeading___Toc933_1310892171"/></text:h>
      <text:h text:style-name="P82" text:outline-level="3"><text:bookmark-start text:name="__RefHeading___Toc935_1310892171"/>Description<text:bookmark-end text:name="__RefHeading___Toc935_1310892171"/></text:h>
      <text:h text:style-name="P82" text:outline-level="3"><text:bookmark-start text:name="__RefHeading___Toc937_1310892171"/>Contrainte<text:bookmark-end text:name="__RefHeading___Toc937_1310892171"/></text:h>
      <text:p text:style-name="P63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44"/>
          </table:table-cell>
          <table:table-cell table:style-name="Tableau3.A1" office:value-type="string">
            <text:p text:style-name="P44">Valide</text:p>
          </table:table-cell>
          <table:table-cell table:style-name="Tableau3.C1" office:value-type="string">
            <text:p text:style-name="P44">Invalide</text:p>
          </table:table-cell>
        </table:table-row>
        <table:table-row>
          <table:table-cell table:style-name="Tableau3.A2" office:value-type="string">
            <text:p text:style-name="P22"><text:span text:style-name="T14">void</text:span><text:span text:style-name="T12"> savePerson(Person </text:span><text:span text:style-name="T16">p</text:span><text:span text:style-name="T12">);</text:span></text:p>
          </table:table-cell>
          <table:table-cell table:style-name="Tableau3.A2" office:value-type="string">
            <text:p text:style-name="P54">Une personne</text:p>
          </table:table-cell>
          <table:table-cell table:style-name="Tableau3.C2" office:value-type="string">
            <text:p text:style-name="P47">Différent <text:span text:style-name="T19">d'une personne</text:span></text:p>
          </table:table-cell>
        </table:table-row>
      </table:table>
      <text:h text:style-name="P83" text:outline-level="3"><text:bookmark-start text:name="__RefHeading___Toc939_1310892171"/>Dépendances<text:bookmark-end text:name="__RefHeading___Toc939_1310892171"/></text:h>
      <text:h text:style-name="P82" text:outline-level="3"><text:bookmark-start text:name="__RefHeading___Toc941_1310892171"/>Procédure de test<text:bookmark-end text:name="__RefHeading___Toc941_1310892171"/></text:h>
      <text:p text:style-name="P63"/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56"/>
          </table:table-cell>
          <table:table-cell table:style-name="Tableau5.A1" office:value-type="string">
            <text:p text:style-name="P50">Données en entrée</text:p>
          </table:table-cell>
          <table:table-cell table:style-name="Tableau5.A1" office:value-type="string">
            <text:p text:style-name="P50">Résultats attendus</text:p>
          </table:table-cell>
          <table:table-cell table:style-name="Tableau5.D1" office:value-type="string">
            <text:p text:style-name="P50">Critère de validation</text:p>
          </table:table-cell>
        </table:table-row>
        <table:table-row>
          <table:table-cell table:style-name="Tableau5.A2" office:value-type="string">
            <text:p text:style-name="P19"><text:span text:style-name="T14">void</text:span><text:span text:style-name="T12"> savePerson(Person </text:span><text:span text:style-name="T16">p</text:span><text:span text:style-name="T12">);</text:span></text:p>
          </table:table-cell>
          <table:table-cell table:style-name="Tableau5.A2" office:value-type="string">
            <text:p text:style-name="P47">Une personne</text:p>
          </table:table-cell>
          <table:table-cell table:style-name="Tableau5.A2" office:value-type="string">
            <text:p text:style-name="P51">Personne modifier si elle existe <text:span text:style-name="T20">||</text:span> <text:s/>sauvegarde d'une personne dans la BDD<text:note text:id="ftn1" text:note-class="footnote"><text:note-citation>1</text:note-citation><text:note-body><text:p text:style-name="P31"><text:s/>BDD : Base de donnée</text:p></text:note-body></text:note></text:p>
          </table:table-cell>
          <table:table-cell table:style-name="Tableau5.D2" office:value-type="string">
            <text:p text:style-name="P56"/>
          </table:table-cell>
        </table:table-row>
      </table:table>
      <text:p text:style-name="P23"/>
      <text:p text:style-name="P63"/>
      <text:p text:style-name="P63"/>
      <text:p text:style-name="P63"/>
      <text:p text:style-name="P63"/>
      <text:h text:style-name="P77" text:outline-level="2"><text:bookmark-start text:name="__RefHeading___Toc943_1310892171"/>Méthodes <text:span text:style-name="T21">DeletePerson</text:span><text:bookmark-end text:name="__RefHeading___Toc943_1310892171"/></text:h>
      <text:h text:style-name="P84" text:outline-level="3"><text:bookmark-start text:name="__RefHeading___Toc945_1310892171"/>Description<text:bookmark-end text:name="__RefHeading___Toc945_1310892171"/></text:h>
      <text:h text:style-name="P84" text:outline-level="3"><text:bookmark-start text:name="__RefHeading___Toc947_1310892171"/>Contrainte<text:bookmark-end text:name="__RefHeading___Toc947_1310892171"/></text:h>
      <text:p text:style-name="P64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>
          <table:table-cell table:style-name="Tableau11.A1" office:value-type="string">
            <text:p text:style-name="P45"/>
          </table:table-cell>
          <table:table-cell table:style-name="Tableau11.A1" office:value-type="string">
            <text:p text:style-name="P45">Valide</text:p>
          </table:table-cell>
          <table:table-cell table:style-name="Tableau11.C1" office:value-type="string">
            <text:p text:style-name="P45">Invalide</text:p>
          </table:table-cell>
        </table:table-row>
        <table:table-row>
          <table:table-cell table:style-name="Tableau11.A2" office:value-type="string">
            <text:p text:style-name="P62"><text:span text:style-name="T14">void</text:span><text:span text:style-name="T12"> deletePerson(Person </text:span><text:span text:style-name="T16">p</text:span><text:span text:style-name="T12">);</text:span></text:p>
          </table:table-cell>
          <table:table-cell table:style-name="Tableau11.A2" office:value-type="string">
            <text:p text:style-name="P47">Une personne</text:p>
          </table:table-cell>
          <table:table-cell table:style-name="Tableau11.C2" office:value-type="string">
            <text:p text:style-name="P47">Autre q'une personne</text:p>
          </table:table-cell>
        </table:table-row>
      </table:table>
      <text:h text:style-name="P84" text:outline-level="3"><text:bookmark-start text:name="__RefHeading___Toc949_1310892171"/>Dépendances<text:bookmark-end text:name="__RefHeading___Toc949_1310892171"/></text:h>
      <text:h text:style-name="P84" text:outline-level="3"><text:bookmark-start text:name="__RefHeading___Toc951_1310892171"/>Procédure de test<text:bookmark-end text:name="__RefHeading___Toc951_1310892171"/></text:h>
      <text:p text:style-name="P64"/>
      <table:table table:name="Tableau12" table:style-name="Tableau12">
        <table:table-column table:style-name="Tableau12.A" table:number-columns-repeated="3"/>
        <table:table-column table:style-name="Tableau12.D"/>
        <table:table-row>
          <table:table-cell table:style-name="Tableau12.A1" office:value-type="string">
            <text:p text:style-name="P57"/>
          </table:table-cell>
          <table:table-cell table:style-name="Tableau12.A1" office:value-type="string">
            <text:p text:style-name="P52">Données en entrée</text:p>
          </table:table-cell>
          <table:table-cell table:style-name="Tableau12.A1" office:value-type="string">
            <text:p text:style-name="P52">Résultats attendus</text:p>
          </table:table-cell>
          <table:table-cell table:style-name="Tableau12.D1" office:value-type="string">
            <text:p text:style-name="P52">Critère de validation</text:p>
          </table:table-cell>
        </table:table-row>
        <table:table-row>
          <table:table-cell table:style-name="Tableau12.A2" office:value-type="string">
            <text:p text:style-name="P60"><text:span text:style-name="T14">void</text:span><text:span text:style-name="T12"> deletePerson(Person </text:span><text:span text:style-name="T16">p</text:span><text:span text:style-name="T12">);</text:span></text:p>
          </table:table-cell>
          <table:table-cell table:style-name="Tableau12.A2" office:value-type="string">
            <text:p text:style-name="P34">Une personne</text:p>
          </table:table-cell>
          <table:table-cell table:style-name="Tableau12.A2" office:value-type="string">
            <text:p text:style-name="P39">Suppression de la personne de la BDD</text:p>
          </table:table-cell>
          <table:table-cell table:style-name="Tableau12.D2" office:value-type="string">
            <text:p text:style-name="P57"/>
          </table:table-cell>
        </table:table-row>
      </table:table>
      <text:p text:style-name="P24"/>
      <text:p text:style-name="P24"/>
      <text:h text:style-name="P80" text:outline-level="1"><text:bookmark-start text:name="__RefHeading___Toc953_1310892171"/>Test unitaires "<text:span text:style-name="T21">Groupe</text:span>"<text:bookmark-end text:name="__RefHeading___Toc953_1310892171"/></text:h>
      <text:p text:style-name="P18">Décrire les tests (ainsi que leur enchainement) permettant de vérifier que le comportement de chaque fonction, méthode, etc… de l’application corresponde de manière satisfaisante à ce qui a été</text:p>
      <text:p text:style-name="P18">défini lors de la phase de conception détaillée.</text:p>
      <text:p text:style-name="P16"><text:span text:style-name="T9">Pour chaque test unitaire</text:span><text:span text:style-name="T10"> :</text:span></text:p>
      <text:h text:style-name="P74" text:outline-level="2"><text:bookmark-start text:name="__RefHeading___Toc955_1310892171"/>Méthodes <text:span text:style-name="T21">FindAllGroup</text:span><text:bookmark-end text:name="__RefHeading___Toc955_1310892171"/></text:h>
      <text:p text:style-name="P66">Donner un identifiant unique à chaque test unitaire</text:p>
      <text:h text:style-name="P85" text:outline-level="3"><text:bookmark-start text:name="__RefHeading___Toc957_1310892171"/>Description<text:bookmark-end text:name="__RefHeading___Toc957_1310892171"/></text:h>
      <text:p text:style-name="P18">Décrire le but du test, les caractéristiques de l’environnement de test et le principe de réalisation du test.</text:p>
      <text:h text:style-name="P85" text:outline-level="3"><text:bookmark-start text:name="__RefHeading___Toc959_1310892171"/>Contrainte<text:bookmark-end text:name="__RefHeading___Toc959_1310892171"/></text:h>
      <text:p text:style-name="P18">Décrire les contraintes liées à ce test : environnement de test particulier, installation particulière, intervention humaine spécifique, etc .</text:p>
      <text:p text:style-name="P18">Indiquer les éléments de documentation faisant référence (spécifications, éléments de conception, etc …)</text:p>
      <text:p text:style-name="P18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33"/>
          </table:table-cell>
          <table:table-cell table:style-name="Tableau4.A1" office:value-type="string">
            <text:p text:style-name="P33">Valide</text:p>
          </table:table-cell>
          <table:table-cell table:style-name="Tableau4.C1" office:value-type="string">
            <text:p text:style-name="P33">Invalide</text:p>
          </table:table-cell>
        </table:table-row>
        <table:table-row>
          <table:table-cell table:style-name="Tableau4.A2" office:value-type="string">
            <text:p text:style-name="P27">Collection&lt;Group&gt; findAllGroups();</text:p>
          </table:table-cell>
          <table:table-cell table:style-name="Tableau4.A2" office:value-type="string">
            <text:p text:style-name="P49">-----</text:p>
          </table:table-cell>
          <table:table-cell table:style-name="Tableau4.C2" office:value-type="string">
            <text:p text:style-name="P36">-----</text:p>
          </table:table-cell>
        </table:table-row>
      </table:table>
      <text:h text:style-name="P85" text:outline-level="3"><text:bookmark-start text:name="__RefHeading___Toc961_1310892171"/>Dépendances<text:bookmark-end text:name="__RefHeading___Toc961_1310892171"/></text:h>
      <text:p text:style-name="P18">Lister et expliciter les tests à mener préalablement à la réalisation du test.</text:p>
      <text:h text:style-name="P85" text:outline-level="3"><text:bookmark-start text:name="__RefHeading___Toc963_1310892171"/>Procédure de test<text:bookmark-end text:name="__RefHeading___Toc963_1310892171"/></text:h>
      <text:p text:style-name="P18">Décrire les données en entrée, les résultats attendus, et les critères de validation</text:p>
      <table:table table:name="Tableau6" table:style-name="Tableau6">
        <table:table-column table:style-name="Tableau6.A" table:number-columns-repeated="3"/>
        <table:table-column table:style-name="Tableau6.D"/>
        <table:table-row>
          <table:table-cell table:style-name="Tableau6.A1" office:value-type="string">
            <text:p text:style-name="P38"/>
          </table:table-cell>
          <table:table-cell table:style-name="Tableau6.A1" office:value-type="string">
            <text:p text:style-name="P41">Données en entrée</text:p>
          </table:table-cell>
          <table:table-cell table:style-name="Tableau6.A1" office:value-type="string">
            <text:p text:style-name="P41">Résultats attendus</text:p>
          </table:table-cell>
          <table:table-cell table:style-name="Tableau6.D1" office:value-type="string">
            <text:p text:style-name="P41">Critère de validation</text:p>
          </table:table-cell>
        </table:table-row>
        <table:table-row>
          <table:table-cell table:style-name="Tableau6.A2" office:value-type="string">
            <text:p text:style-name="P27">Collection&lt;Group&gt; findAllGroups();</text:p>
          </table:table-cell>
          <table:table-cell table:style-name="Tableau6.A2" office:value-type="string">
            <text:p text:style-name="P36">-----</text:p>
          </table:table-cell>
          <table:table-cell table:style-name="Tableau6.A2" office:value-type="string">
            <text:p text:style-name="P39">Tous les groupes se trouvant dans l BDD</text:p>
          </table:table-cell>
          <table:table-cell table:style-name="Tableau6.D2" office:value-type="string">
            <text:p text:style-name="P38"/>
          </table:table-cell>
        </table:table-row>
      </table:table>
      <text:p text:style-name="P26"/>
      <text:h text:style-name="P77" text:outline-level="2"><text:bookmark-start text:name="__RefHeading___Toc965_1310892171"/>Méthodes <text:span text:style-name="T21">FindGroup</text:span><text:bookmark-end text:name="__RefHeading___Toc965_1310892171"/></text:h>
      <text:h text:style-name="P84" text:outline-level="3"><text:bookmark-start text:name="__RefHeading___Toc967_1310892171"/>Description<text:bookmark-end text:name="__RefHeading___Toc967_1310892171"/></text:h>
      <text:h text:style-name="P84" text:outline-level="3"><text:bookmark-start text:name="__RefHeading___Toc969_1310892171"/>Contrainte<text:bookmark-end text:name="__RefHeading___Toc969_1310892171"/></text:h>
      <text:p text:style-name="P64"/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P45"/>
          </table:table-cell>
          <table:table-cell table:style-name="Tableau8.A1" office:value-type="string">
            <text:p text:style-name="P45">Valide</text:p>
          </table:table-cell>
          <table:table-cell table:style-name="Tableau8.C1" office:value-type="string">
            <text:p text:style-name="P45">Invalide</text:p>
          </table:table-cell>
        </table:table-row>
        <table:table-row>
          <table:table-cell table:style-name="Tableau8.A2" office:value-type="string">
            <text:p text:style-name="P19"><text:span text:style-name="T12">Group findGroup(</text:span><text:span text:style-name="T14">long</text:span><text:span text:style-name="T12"> </text:span><text:span text:style-name="T16">id</text:span><text:span text:style-name="T12">);</text:span></text:p>
          </table:table-cell>
          <table:table-cell table:style-name="Tableau8.A2" office:value-type="string">
            <text:p text:style-name="P47">Entier positif</text:p>
          </table:table-cell>
          <table:table-cell table:style-name="Tableau8.C2" office:value-type="string">
            <text:p text:style-name="P47">Différent d'un entier positif</text:p>
          </table:table-cell>
        </table:table-row>
      </table:table>
      <text:h text:style-name="P84" text:outline-level="3"><text:bookmark-start text:name="__RefHeading___Toc971_1310892171"/>Dépendances<text:bookmark-end text:name="__RefHeading___Toc971_1310892171"/></text:h>
      <text:h text:style-name="P84" text:outline-level="3"><text:bookmark-start text:name="__RefHeading___Toc973_1310892171"/>Procédure de test<text:bookmark-end text:name="__RefHeading___Toc973_1310892171"/></text:h>
      <text:p text:style-name="P64"/>
      <table:table table:name="Tableau9" table:style-name="Tableau9">
        <table:table-column table:style-name="Tableau9.A" table:number-columns-repeated="3"/>
        <table:table-column table:style-name="Tableau9.D"/>
        <table:table-row>
          <table:table-cell table:style-name="Tableau9.A1" office:value-type="string">
            <text:p text:style-name="P57"/>
          </table:table-cell>
          <table:table-cell table:style-name="Tableau9.A1" office:value-type="string">
            <text:p text:style-name="P52">Données en entrée</text:p>
          </table:table-cell>
          <table:table-cell table:style-name="Tableau9.A1" office:value-type="string">
            <text:p text:style-name="P52">Résultats attendus</text:p>
          </table:table-cell>
          <table:table-cell table:style-name="Tableau9.D1" office:value-type="string">
            <text:p text:style-name="P52">Critère de validation</text:p>
          </table:table-cell>
        </table:table-row>
        <table:table-row>
          <table:table-cell table:style-name="Tableau9.A2" office:value-type="string">
            <text:p text:style-name="P19"><text:span text:style-name="T12">Group findGroup(</text:span><text:span text:style-name="T14">long</text:span><text:span text:style-name="T12"> </text:span><text:span text:style-name="T16">id</text:span><text:span text:style-name="T12">);</text:span></text:p>
          </table:table-cell>
          <table:table-cell table:style-name="Tableau9.A2" office:value-type="string">
            <text:p text:style-name="P48">Entier positif <text:span text:style-name="T18">représentant l'identifiant du groupe</text:span></text:p>
          </table:table-cell>
          <table:table-cell table:style-name="Tableau9.A2" office:value-type="string">
            <text:p text:style-name="P58">Donne le groupe ayant pour identifiant celui du paramètre</text:p>
          </table:table-cell>
          <table:table-cell table:style-name="Tableau9.D2" office:value-type="string">
            <text:p text:style-name="P55"/>
          </table:table-cell>
        </table:table-row>
      </table:table>
      <text:p text:style-name="P24"/>
      <text:p text:style-name="P26"/>
      <text:p text:style-name="P26"/>
      <text:h text:style-name="P77" text:outline-level="2"><text:bookmark-start text:name="__RefHeading___Toc975_1310892171"/>Méthodes <text:span text:style-name="T23">SaveGroup</text:span><text:bookmark-end text:name="__RefHeading___Toc975_1310892171"/></text:h>
      <text:h text:style-name="P84" text:outline-level="3"><text:bookmark-start text:name="__RefHeading___Toc977_1310892171"/>Description<text:bookmark-end text:name="__RefHeading___Toc977_1310892171"/></text:h>
      <text:h text:style-name="P84" text:outline-level="3"><text:bookmark-start text:name="__RefHeading___Toc979_1310892171"/>Contrainte<text:bookmark-end text:name="__RefHeading___Toc979_1310892171"/></text:h>
      <text:p text:style-name="P64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>
          <table:table-cell table:style-name="Tableau13.A1" office:value-type="string">
            <text:p text:style-name="P45"/>
          </table:table-cell>
          <table:table-cell table:style-name="Tableau13.A1" office:value-type="string">
            <text:p text:style-name="P45">Valide</text:p>
          </table:table-cell>
          <table:table-cell table:style-name="Tableau13.C1" office:value-type="string">
            <text:p text:style-name="P45">Invalide</text:p>
          </table:table-cell>
        </table:table-row>
        <table:table-row>
          <table:table-cell table:style-name="Tableau13.A2" office:value-type="string">
            <text:p text:style-name="P25"><text:span text:style-name="T15">void</text:span><text:span text:style-name="T13"> saveGroup(Group </text:span><text:span text:style-name="T17">g</text:span><text:span text:style-name="T13">);</text:span></text:p>
          </table:table-cell>
          <table:table-cell table:style-name="Tableau13.A2" office:value-type="string">
            <text:p text:style-name="P59">Un groupe</text:p>
          </table:table-cell>
          <table:table-cell table:style-name="Tableau13.C2" office:value-type="string">
            <text:p text:style-name="P59">Autre qu'un groupe</text:p>
          </table:table-cell>
        </table:table-row>
      </table:table>
      <text:h text:style-name="P84" text:outline-level="3"><text:bookmark-start text:name="__RefHeading___Toc981_1310892171"/>Dépendances<text:bookmark-end text:name="__RefHeading___Toc981_1310892171"/></text:h>
      <text:h text:style-name="P84" text:outline-level="3"><text:bookmark-start text:name="__RefHeading___Toc983_1310892171"/>Procédure de test<text:bookmark-end text:name="__RefHeading___Toc983_1310892171"/></text:h>
      <text:p text:style-name="P64"/>
      <table:table table:name="Tableau14" table:style-name="Tableau14">
        <table:table-column table:style-name="Tableau14.A" table:number-columns-repeated="3"/>
        <table:table-column table:style-name="Tableau14.D"/>
        <table:table-row>
          <table:table-cell table:style-name="Tableau14.A1" office:value-type="string">
            <text:p text:style-name="P57"/>
          </table:table-cell>
          <table:table-cell table:style-name="Tableau14.A1" office:value-type="string">
            <text:p text:style-name="P52">Données en entrée</text:p>
          </table:table-cell>
          <table:table-cell table:style-name="Tableau14.A1" office:value-type="string">
            <text:p text:style-name="P52">Résultats attendus</text:p>
          </table:table-cell>
          <table:table-cell table:style-name="Tableau14.D1" office:value-type="string">
            <text:p text:style-name="P52">Critère de validation</text:p>
          </table:table-cell>
        </table:table-row>
        <table:table-row>
          <table:table-cell table:style-name="Tableau14.A2" office:value-type="string">
            <text:p text:style-name="P25"><text:span text:style-name="T15">void</text:span><text:span text:style-name="T13"> saveGroup(Group </text:span><text:span text:style-name="T17">g</text:span><text:span text:style-name="T13">);</text:span></text:p>
          </table:table-cell>
          <table:table-cell table:style-name="Tableau14.A2" office:value-type="string">
            <text:p text:style-name="P59">Un groupe</text:p>
          </table:table-cell>
          <table:table-cell table:style-name="Tableau14.A2" office:value-type="string">
            <text:p text:style-name="P53"><text:span text:style-name="T22">Groupe</text:span> modifier si <text:span text:style-name="T22">il</text:span> existe <text:span text:style-name="T20">||</text:span> <text:s/>sauvegarde <text:span text:style-name="T22">un groupe dans la</text:span> BDD</text:p>
          </table:table-cell>
          <table:table-cell table:style-name="Tableau14.D2" office:value-type="string">
            <text:p text:style-name="P57"/>
          </table:table-cell>
        </table:table-row>
      </table:table>
      <text:p text:style-name="P24"/>
      <text:p text:style-name="P26"/>
      <text:h text:style-name="P77" text:outline-level="2"><text:bookmark-start text:name="__RefHeading___Toc985_1310892171"/>Méthodes <text:span text:style-name="T21">DeleteGoup</text:span><text:bookmark-end text:name="__RefHeading___Toc985_1310892171"/></text:h>
      <text:h text:style-name="P84" text:outline-level="3"><text:bookmark-start text:name="__RefHeading___Toc987_1310892171"/>Description<text:bookmark-end text:name="__RefHeading___Toc987_1310892171"/></text:h>
      <text:h text:style-name="P84" text:outline-level="3"><text:bookmark-start text:name="__RefHeading___Toc989_1310892171"/>Contrainte<text:bookmark-end text:name="__RefHeading___Toc989_1310892171"/></text:h>
      <text:p text:style-name="P64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row>
          <table:table-cell table:style-name="Tableau15.A1" office:value-type="string">
            <text:p text:style-name="P45"/>
          </table:table-cell>
          <table:table-cell table:style-name="Tableau15.A1" office:value-type="string">
            <text:p text:style-name="P45">Valide</text:p>
          </table:table-cell>
          <table:table-cell table:style-name="Tableau15.C1" office:value-type="string">
            <text:p text:style-name="P45">Invalide</text:p>
          </table:table-cell>
        </table:table-row>
        <table:table-row>
          <table:table-cell table:style-name="Tableau15.A2" office:value-type="string">
            <text:p text:style-name="P61"><text:span text:style-name="T14">void</text:span><text:span text:style-name="T12"> deleteGroup(Group </text:span><text:span text:style-name="T16">g</text:span><text:span text:style-name="T12">);</text:span></text:p>
          </table:table-cell>
          <table:table-cell table:style-name="Tableau15.A2" office:value-type="string">
            <text:p text:style-name="P43">Un groupe</text:p>
          </table:table-cell>
          <table:table-cell table:style-name="Tableau15.C2" office:value-type="string">
            <text:p text:style-name="P43">Autre qu'un groupe</text:p>
          </table:table-cell>
        </table:table-row>
      </table:table>
      <text:h text:style-name="P84" text:outline-level="3"><text:bookmark-start text:name="__RefHeading___Toc991_1310892171"/>Dépendances<text:bookmark-end text:name="__RefHeading___Toc991_1310892171"/></text:h>
      <text:h text:style-name="P84" text:outline-level="3"><text:bookmark-start text:name="__RefHeading___Toc993_1310892171"/>Procédure de test<text:bookmark-end text:name="__RefHeading___Toc993_1310892171"/></text:h>
      <text:p text:style-name="P64"/>
      <table:table table:name="Tableau16" table:style-name="Tableau16">
        <table:table-column table:style-name="Tableau16.A" table:number-columns-repeated="3"/>
        <table:table-column table:style-name="Tableau16.D"/>
        <table:table-row>
          <table:table-cell table:style-name="Tableau16.A1" office:value-type="string">
            <text:p text:style-name="P57"/>
          </table:table-cell>
          <table:table-cell table:style-name="Tableau16.A1" office:value-type="string">
            <text:p text:style-name="P52">Données en entrée</text:p>
          </table:table-cell>
          <table:table-cell table:style-name="Tableau16.A1" office:value-type="string">
            <text:p text:style-name="P52">Résultats attendus</text:p>
          </table:table-cell>
          <table:table-cell table:style-name="Tableau16.D1" office:value-type="string">
            <text:p text:style-name="P52">Critère de validation</text:p>
          </table:table-cell>
        </table:table-row>
        <table:table-row>
          <table:table-cell table:style-name="Tableau16.A2" office:value-type="string">
            <text:p text:style-name="P61"><text:span text:style-name="T14">void</text:span><text:span text:style-name="T12"> deleteGroup(Group </text:span><text:span text:style-name="T16">g</text:span><text:span text:style-name="T12">);</text:span></text:p>
          </table:table-cell>
          <table:table-cell table:style-name="Tableau16.A2" office:value-type="string">
            <text:p text:style-name="P43">Un groupe</text:p>
          </table:table-cell>
          <table:table-cell table:style-name="Tableau16.A2" office:value-type="string">
            <text:p text:style-name="P42">Suppression de la personne de la BDD</text:p>
          </table:table-cell>
          <table:table-cell table:style-name="Tableau16.D2" office:value-type="string">
            <text:p text:style-name="P61"><text:span text:style-name="T14">void</text:span><text:span text:style-name="T12"> deleteGroup(Group </text:span><text:span text:style-name="T16">g</text:span><text:span text:style-name="T12">);</text:span></text:p>
          </table:table-cell>
        </table:table-row>
      </table:table>
      <text:p text:style-name="P24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Footer" style:family="paragraph" style:parent-style-name="Standard" style:class="extra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>
      <style:text-properties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9" style:family="table">
      <style:table-properties style:width="18.02cm" table:align="left" style:writing-mode="lr-tb"/>
    </style:style>
    <style:style style:name="Tableau19.A" style:family="table-column">
      <style:table-column-properties style:column-width="3cm"/>
    </style:style>
    <style:style style:name="Tableau19.B" style:family="table-column">
      <style:table-column-properties style:column-width="12.002cm"/>
    </style:style>
    <style:style style:name="Tableau19.C" style:family="table-column">
      <style:table-column-properties style:column-width="3.018cm"/>
    </style:style>
    <style:style style:name="Tableau19.1" style:family="table-row">
      <style:table-row-properties fo:keep-together="always"/>
    </style:style>
    <style:style style:name="Tableau19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9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9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7" style:family="table">
      <style:table-properties style:width="18.02cm" table:align="left" style:writing-mode="lr-tb"/>
    </style:style>
    <style:style style:name="Tableau17.A" style:family="table-column">
      <style:table-column-properties style:column-width="3cm"/>
    </style:style>
    <style:style style:name="Tableau17.B" style:family="table-column">
      <style:table-column-properties style:column-width="12.002cm"/>
    </style:style>
    <style:style style:name="Tableau17.C" style:family="table-column">
      <style:table-column-properties style:column-width="3.018cm"/>
    </style:style>
    <style:style style:name="Tableau17.1" style:family="table-row">
      <style:table-row-properties fo:keep-together="always"/>
    </style:style>
    <style:style style:name="Tableau17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7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7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8" style:family="table">
      <style:table-properties style:width="18.02cm" table:align="left" style:writing-mode="lr-tb"/>
    </style:style>
    <style:style style:name="Tableau18.A" style:family="table-column">
      <style:table-column-properties style:column-width="3.251cm"/>
    </style:style>
    <style:style style:name="Tableau18.B" style:family="table-column">
      <style:table-column-properties style:column-width="5.75cm"/>
    </style:style>
    <style:style style:name="Tableau18.C" style:family="table-column">
      <style:table-column-properties style:column-width="6.011cm"/>
    </style:style>
    <style:style style:name="Tableau18.D" style:family="table-column">
      <style:table-column-properties style:column-width="3.007cm"/>
    </style:style>
    <style:style style:name="Tableau18.1" style:family="table-row">
      <style:table-row-properties style:min-row-height="0.688cm" fo:keep-together="auto"/>
    </style:style>
    <style:style style:name="Tableau1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8.2" style:family="table-row">
      <style:table-row-properties fo:keep-together="auto"/>
    </style:style>
    <style:style style:name="Tableau18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8.3" style:family="table-row">
      <style:table-row-properties style:min-row-height="0.226cm" fo:keep-together="always"/>
    </style:style>
    <style:style style:name="Tableau18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8.D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8.5" style:family="table-row">
      <style:table-row-properties style:min-row-height="0.529cm" fo:keep-together="always"/>
    </style:style>
    <style:style style:name="MP1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fabcf" style:font-name-complex="Arial"/>
    </style:style>
    <style:style style:name="MP2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fabcf" style:font-size-asian="10pt" style:font-weight-asian="bold" style:font-name-complex="Arial"/>
    </style:style>
    <style:style style:name="MP3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10877" officeooo:paragraph-rsid="001fabcf" style:font-size-asian="16pt" style:font-weight-asian="bold" style:font-name-complex="Arial" style:font-size-complex="16pt"/>
    </style:style>
    <style:style style:name="MP4" style:family="paragraph" style:parent-style-name="Standard">
      <style:paragraph-properties fo:margin-left="0.101cm" fo:margin-right="0.499cm" fo:text-align="center" style:justify-single-word="false" fo:text-indent="0cm" style:auto-text-indent="false" style:snap-to-layout-grid="false"/>
      <style:text-properties style:font-name="Arial" fo:font-size="10pt" fo:font-weight="bold" officeooo:paragraph-rsid="001fabcf" style:font-size-asian="10pt" style:font-weight-asian="bold" style:font-name-complex="Arial"/>
    </style:style>
    <style:style style:name="MP5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fabcf" style:font-size-asian="10pt" style:font-weight-asian="bold" style:font-name-complex="Arial"/>
    </style:style>
    <style:style style:name="MP6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fabcf"/>
    </style:style>
    <style:style style:name="MP7" style:family="paragraph" style:parent-style-name="Standard">
      <style:text-properties officeooo:paragraph-rsid="001fabcf"/>
    </style:style>
    <style:style style:name="MP8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b40a7" style:font-name-complex="Arial"/>
    </style:style>
    <style:style style:name="MP9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b40a7" style:font-size-asian="10pt" style:font-weight-asian="bold" style:font-name-complex="Arial"/>
    </style:style>
    <style:style style:name="MP10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10877" officeooo:paragraph-rsid="001b40a7" style:font-size-asian="16pt" style:font-weight-asian="bold" style:font-name-complex="Arial" style:font-size-complex="16pt"/>
    </style:style>
    <style:style style:name="MP11" style:family="paragraph" style:parent-style-name="Standard">
      <style:paragraph-properties fo:margin-left="0.101cm" fo:margin-right="0.499cm" fo:text-align="center" style:justify-single-word="false" fo:text-indent="0cm" style:auto-text-indent="false" style:snap-to-layout-grid="false"/>
      <style:text-properties style:font-name="Arial" fo:font-size="10pt" fo:font-weight="bold" officeooo:paragraph-rsid="001b40a7" style:font-size-asian="10pt" style:font-weight-asian="bold" style:font-name-complex="Arial"/>
    </style:style>
    <style:style style:name="MP12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b40a7" style:font-size-asian="10pt" style:font-weight-asian="bold" style:font-name-complex="Arial"/>
    </style:style>
    <style:style style:name="MP13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b40a7"/>
    </style:style>
    <style:style style:name="MP14" style:family="paragraph" style:parent-style-name="Standard">
      <style:text-properties officeooo:paragraph-rsid="001b40a7"/>
    </style:style>
    <style:style style:name="MP15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b40a7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MP16" style:family="paragraph" style:parent-style-name="Footer">
      <style:paragraph-properties fo:text-align="center" style:justify-single-word="false"/>
      <style:text-properties style:font-name="Arial" fo:font-size="10pt" fo:language="en" fo:country="GB" fo:font-weight="bold" officeooo:paragraph-rsid="001d0e18" style:font-size-asian="10pt" style:font-weight-asian="bold" style:font-name-complex="Arial"/>
    </style:style>
    <style:style style:name="MP17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d0e18" style:font-size-asian="10pt" style:font-weight-asian="bold" style:font-name-complex="Arial"/>
    </style:style>
    <style:style style:name="MP18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d0e18" style:font-size-asian="10pt" style:font-weight-asian="bold" style:font-name-complex="Arial" style:font-weight-complex="bold"/>
    </style:style>
    <style:style style:name="MP19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d0e18" style:font-size-asian="10pt" style:font-name-complex="Arial"/>
    </style:style>
    <style:style style:name="MP20" style:family="paragraph" style:parent-style-name="Standard">
      <style:paragraph-properties fo:text-align="center" style:justify-single-word="false"/>
      <style:text-properties style:font-name="Arial" fo:font-size="9pt" fo:font-style="italic" fo:font-weight="bold" officeooo:paragraph-rsid="001d0e18" style:font-size-asian="9pt" style:font-style-asian="italic" style:font-weight-asian="bold" style:font-name-complex="Arial"/>
    </style:style>
    <style:style style:name="MP21" style:family="paragraph" style:parent-style-name="Standard">
      <style:paragraph-properties fo:text-align="center" style:justify-single-word="false"/>
      <style:text-properties style:font-name="Arial" fo:font-size="10pt" officeooo:paragraph-rsid="001d0e18" style:font-size-asian="10pt" style:font-name-complex="Arial"/>
    </style:style>
    <style:style style:name="MP22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2d9eb4" officeooo:paragraph-rsid="001d0e18" style:font-size-asian="10pt" style:font-name-complex="Arial"/>
    </style:style>
    <style:style style:name="MP23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d0e18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MT1" style:family="text">
      <style:text-properties officeooo:rsid="0011e8ef"/>
    </style:style>
    <style:style style:name="MT2" style:family="text">
      <style:text-properties officeooo:rsid="002d9eb4"/>
    </style:style>
    <style:style style:name="MT3" style:family="text">
      <style:text-properties style:font-name="Arial" fo:font-size="10pt" fo:font-weight="bold" style:font-size-asian="10pt" style:font-weight-asian="bold" style:font-name-complex="Arial"/>
    </style:style>
    <style:style style:name="MT4" style:family="text">
      <style:text-properties style:font-name="Arial" fo:font-size="10pt" fo:language="en" fo:country="GB" fo:font-weight="bold" style:font-size-asian="10pt" style:font-weight-asian="bold" style:font-name-complex="Arial"/>
    </style:style>
    <style:style style:name="MT5" style:family="text">
      <style:text-properties style:font-name="Arial" fo:font-weight="bold" style:font-weight-asian="bold" style:font-name-complex="Arial"/>
    </style:style>
    <style:style style:name="MT6" style:family="text">
      <style:text-properties officeooo:rsid="0032456d"/>
    </style:style>
    <style:style style:name="MT7" style:family="text">
      <style:text-properties officeooo:rsid="000f983d"/>
    </style:style>
    <style:style style:name="MT8" style:family="text">
      <style:text-properties officeooo:rsid="001d137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au19" table:style-name="Tableau19">
          <table:table-column table:style-name="Tableau19.A"/>
          <table:table-column table:style-name="Tableau19.B"/>
          <table:table-column table:style-name="Tableau19.C"/>
          <table:table-row table:style-name="Tableau19.1">
            <table:table-cell table:style-name="Tableau19.A1" office:value-type="string">
              <text:p text:style-name="MP1"><draw:frame draw:style-name="Mfr1" draw:name="Image1" text:anchor-type="paragraph" svg:x="0.005cm" svg:y="0.298cm" svg:width="2.78cm" svg:height="0.956cm" draw:z-index="9"><draw:image xlink:href="Pictures/10000201000000FA000000569774AC20246EE7A5.png" xlink:type="simple" xlink:show="embed" xlink:actuate="onLoad"/></draw:frame></text:p>
            </table:table-cell>
            <table:table-cell table:style-name="Tableau19.B1" office:value-type="string">
              <text:p text:style-name="MP2">Master 2 informatique option ISL</text:p>
              <text:p text:style-name="MP3">P<text:span text:style-name="MT1">lan de tests unitaires</text:span></text:p>
            </table:table-cell>
            <table:table-cell table:style-name="Tableau19.C1" office:value-type="string">
              <text:p text:style-name="MP4"><text:date style:data-style-name="N37" text:date-value="2016-10-24T11:38:53.481000247" text:fixed="true">24/10/16</text:date></text:p>
              <text:p text:style-name="MP5">Version : <text:span text:style-name="MT2">1.1</text:span></text:p>
              <text:p text:style-name="MP6"><text:span text:style-name="MT3">Page : </text:span><text:span text:style-name="MT3"><text:page-number text:select-page="current">7</text:page-number></text:span><text:span text:style-name="MT4"> / </text:span><text:span text:style-name="Page_20_Number"><text:span text:style-name="MT5"><text:page-count style:num-format="1">10</text:page-count></text:span></text:span></text:p>
            </table:table-cell>
          </table:table-row>
        </table:table>
        <text:p text:style-name="MP7"/>
      </style:header>
      <style:header-first>
        <table:table table:name="Tableau17" table:style-name="Tableau17">
          <table:table-column table:style-name="Tableau17.A"/>
          <table:table-column table:style-name="Tableau17.B"/>
          <table:table-column table:style-name="Tableau17.C"/>
          <table:table-row table:style-name="Tableau17.1">
            <table:table-cell table:style-name="Tableau17.A1" office:value-type="string">
              <text:p text:style-name="MP8"><draw:frame draw:style-name="Mfr1" draw:name="Image2" text:anchor-type="paragraph" svg:x="0.005cm" svg:y="0.298cm" svg:width="2.78cm" svg:height="0.956cm" draw:z-index="0"><draw:image xlink:href="Pictures/10000201000000FA000000569774AC20246EE7A5.png" xlink:type="simple" xlink:show="embed" xlink:actuate="onLoad"/></draw:frame></text:p>
            </table:table-cell>
            <table:table-cell table:style-name="Tableau17.B1" office:value-type="string">
              <text:p text:style-name="MP9">Master 2 informatique option ISL</text:p>
              <text:p text:style-name="MP10">P<text:span text:style-name="MT1">lan de tests unitaires</text:span></text:p>
            </table:table-cell>
            <table:table-cell table:style-name="Tableau17.C1" office:value-type="string">
              <text:p text:style-name="MP11"><text:date style:data-style-name="N37" text:date-value="2016-10-24T11:38:53.481000247" text:fixed="true">24/10/16</text:date></text:p>
              <text:p text:style-name="MP12">Version : <text:span text:style-name="MT2">1.1</text:span></text:p>
              <text:p text:style-name="MP13"><text:span text:style-name="MT3">Page : </text:span><text:span text:style-name="MT3"><text:page-number text:select-page="current">1</text:page-number></text:span><text:span text:style-name="MT4"> / </text:span><text:span text:style-name="Page_20_Number"><text:span text:style-name="MT5"><text:page-count style:num-format="1">10</text:page-count></text:span></text:span></text:p>
            </table:table-cell>
          </table:table-row>
        </table:table>
        <text:p text:style-name="MP14"/>
      </style:header-first>
      <style:footer>
        <text:p text:style-name="MP15"><text:span text:style-name="MT6">Réf : </text:span>UNIV-M2-000<text:span text:style-name="MT7">3<text:tab/><text:tab/><text:tab/><text:tab/><text:tab/><text:tab/><text:tab/><text:tab/><text:tab/><text:tab/></text:span><text:span text:style-name="MT7"><text:page-number text:select-page="current">7</text:page-number></text:span><text:span text:style-name="MT7">/</text:span><text:span text:style-name="MT7"><text:page-count>10</text:page-count></text:span></text:p>
      </style:footer>
      <style:footer-first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column table:style-name="Tableau18.D"/>
          <table:table-row table:style-name="Tableau18.1">
            <table:table-cell table:style-name="Tableau18.A1" table:number-columns-spanned="4" office:value-type="string">
              <text:p text:style-name="MP16">Rédacteur<text:span text:style-name="MT7">s</text:span> :</text:p>
            </table:table-cell>
            <table:covered-table-cell/>
            <table:covered-table-cell/>
            <table:covered-table-cell/>
          </table:table-row>
          <table:table-row table:style-name="Tableau18.2">
            <table:table-cell table:style-name="Tableau18.A2" table:number-columns-spanned="2" office:value-type="string">
              <text:p text:style-name="MP17">Kévin LEBRETON</text:p>
            </table:table-cell>
            <table:covered-table-cell/>
            <table:table-cell table:style-name="Tableau18.A1" table:number-columns-spanned="2" office:value-type="string">
              <text:p text:style-name="MP18">Thomas RAMBALDI</text:p>
            </table:table-cell>
            <table:covered-table-cell/>
          </table:table-row>
          <table:table-row table:style-name="Tableau18.3">
            <table:table-cell table:style-name="Tableau18.A3" office:value-type="string">
              <text:p text:style-name="MP19"/>
            </table:table-cell>
            <table:table-cell table:style-name="Tableau18.A3" table:number-columns-spanned="2" office:value-type="string">
              <text:p text:style-name="MP20">REVISIONS</text:p>
            </table:table-cell>
            <table:covered-table-cell/>
            <table:table-cell table:style-name="Tableau18.D3" office:value-type="string">
              <text:p text:style-name="MP19"/>
            </table:table-cell>
          </table:table-row>
          <table:table-row table:style-name="Tableau18.3">
            <table:table-cell table:style-name="Tableau18.A3" office:value-type="string">
              <text:p text:style-name="MP21">Date</text:p>
            </table:table-cell>
            <table:table-cell table:style-name="Tableau18.A3" table:number-columns-spanned="2" office:value-type="string">
              <text:p text:style-name="MP21">Nature de la modification</text:p>
            </table:table-cell>
            <table:covered-table-cell/>
            <table:table-cell table:style-name="Tableau18.D3" office:value-type="string">
              <text:p text:style-name="MP21">Version</text:p>
            </table:table-cell>
          </table:table-row>
          <table:table-row table:style-name="Tableau18.5">
            <table:table-cell table:style-name="Tableau18.A3" office:value-type="string">
              <text:p text:style-name="MP19"><text:date style:data-style-name="N37" text:date-value="2016-10-24T11:37:49.690999737" text:fixed="true">24/10/16</text:date></text:p>
            </table:table-cell>
            <table:table-cell table:style-name="Tableau18.A3" table:number-columns-spanned="2" office:value-type="string">
              <text:p text:style-name="MP19"/>
            </table:table-cell>
            <table:covered-table-cell/>
            <table:table-cell table:style-name="Tableau18.D3" office:value-type="string">
              <text:p text:style-name="MP22">1.0</text:p>
            </table:table-cell>
          </table:table-row>
        </table:table>
        <text:p text:style-name="MP23"><text:span text:style-name="MT6">Réf : </text:span>UNIV-M2-000<text:span text:style-name="MT8">3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5M14S</meta:editing-duration>
    <meta:editing-cycles>11</meta:editing-cycles>
    <meta:generator>LibreOffice/5.0.5.2$Windows_x86 LibreOffice_project/55b006a02d247b5f7215fc6ea0fde844b30035b3</meta:generator>
    <dc:date>2016-11-09T17:03:54.713000000</dc:date>
    <meta:document-statistic meta:table-count="19" meta:image-count="2" meta:object-count="0" meta:page-count="10" meta:paragraph-count="214" meta:word-count="849" meta:character-count="5783" meta:non-whitespace-character-count="5052"/>
    <meta:user-defined meta:name="Info 1"/>
    <meta:user-defined meta:name="Info 2"/>
    <meta:user-defined meta:name="Info 3"/>
    <meta:user-defined meta:name="Info 4"/>
  </office:meta>
</office:document-meta>
</file>